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office:value-type="date" office:date-value="2009-12-31" calcext:value-type="date">
            <text:p>12/31/09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" office:value-type="date" office:date-value="2009-12-31" calcext:value-type="date">
            <text:p>12/31/0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9-12-31" calcext:value-type="date">
            <text:p>12/31/0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date" office:date-value="2010-12-31" calcext:value-type="date">
            <text:p>12/31/10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office:value-type="date" office:date-value="2010-12-30" calcext:value-type="date">
            <text:p>12/30/1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date" office:date-value="2010-12-31" calcext:value-type="date">
            <text:p>12/31/10</text:p>
          </table:table-cell>
          <table:table-cell office:value-type="float" office:value="-160000" calcext:value-type="float">
            <text:p>-160000</text:p>
          </table:table-cell>
          <table:table-cell/>
          <table:table-cell table:style-name="ce1" office:value-type="date" office:date-value="2010-12-31" calcext:value-type="date">
            <text:p>12/31/10</text:p>
          </table:table-cell>
          <table:table-cell office:value-type="float" office:value="-110000" calcext:value-type="float">
            <text:p>-110000</text:p>
          </table:table-cell>
          <table:table-cell/>
          <table:table-cell office:value-type="date" office:date-value="2010-12-31" calcext:value-type="date">
            <text:p>12/31/10</text:p>
          </table:table-cell>
          <table:table-cell office:value-type="float" office:value="-160000" calcext:value-type="float">
            <text:p>-16000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table:formula="of:=XIRR([.B2:.B4];[.A2:.A4])" office:value-type="float" office:value="0.1" calcext:value-type="float">
            <text:p>0.1</text:p>
          </table:table-cell>
          <table:table-cell/>
          <table:table-cell table:style-name="ce2" office:value-type="string" calcext:value-type="string">
            <text:p>TEST 2</text:p>
          </table:table-cell>
          <table:table-cell table:style-name="ce2" table:formula="of:=XIRR([.E2:.E4];[.D2:.D4])" office:value-type="float" office:value="0.0999999999999998" calcext:value-type="float">
            <text:p>0.1</text:p>
          </table:table-cell>
          <table:table-cell/>
          <table:table-cell table:style-name="ce2" office:value-type="string" calcext:value-type="string">
            <text:p>TEST 3</text:p>
          </table:table-cell>
          <table:table-cell table:style-name="ce2" table:formula="of:=XIRR([.H2:.H4];[.G2:.G4])" office:value-type="float" office:value="0.0998695835255354" calcext:value-type="float">
            <text:p>0.0998695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9:36:53.093609000</meta:creation-date>
    <dc:date>2017-01-26T09:49:06.218030000</dc:date>
    <meta:editing-duration>PT12M14S</meta:editing-duration>
    <meta:editing-cycles>3</meta:editing-cycles>
    <meta:generator>LibreOffice/5.1.3.2$MacOSX_X86_64 LibreOffice_project/644e4637d1d8544fd9f56425bd6cec110e49301b</meta:generator>
    <meta:document-statistic meta:table-count="1" meta:cell-count="22" meta:object-count="0"/>
  </office:meta>
</office:document-meta>
</file>